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373b" officeooo:paragraph-rsid="0017373b"/>
    </style:style>
    <style:style style:name="P2" style:family="paragraph" style:parent-style-name="Standard">
      <style:text-properties style:font-name="Arial1" fo:font-size="11pt" officeooo:rsid="0017373b" officeooo:paragraph-rsid="0017373b" style:font-size-asian="11pt" style:font-size-complex="11pt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Arial1" fo:font-size="11pt" officeooo:rsid="0017373b" officeooo:paragraph-rsid="0017373b" style:font-size-asian="11pt" style:font-size-complex="11pt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style:font-name="Arial1" fo:font-size="11pt" officeooo:rsid="0017373b" officeooo:paragraph-rsid="0017373b" style:font-size-asian="11pt" style:font-size-complex="11pt"/>
    </style:style>
    <style:style style:name="P5" style:family="paragraph" style:parent-style-name="Standard" style:list-style-name="L1">
      <style:paragraph-properties fo:margin-top="0.101cm" fo:margin-bottom="0.101cm" style:contextual-spacing="false"/>
      <style:text-properties style:font-name="Arial1" fo:font-size="11pt" officeooo:rsid="001ad800" officeooo:paragraph-rsid="001ad800" style:font-size-asian="11pt" style:font-size-complex="11pt"/>
    </style:style>
    <style:style style:name="P6" style:family="paragraph" style:parent-style-name="Standard">
      <style:paragraph-properties fo:break-before="page"/>
      <style:text-properties style:font-name="Arial1" fo:font-size="11pt" officeooo:rsid="0017373b" officeooo:paragraph-rsid="0017373b" style:font-size-asian="11pt" style:font-size-complex="11pt"/>
    </style:style>
    <style:style style:name="P7" style:family="paragraph" style:parent-style-name="Standard">
      <loext:graphic-properties draw:fill="solid" draw:fill-color="#fff5ce"/>
      <style:paragraph-properties fo:background-color="#fff5ce"/>
      <style:text-properties style:font-name="Arial1" fo:font-size="11pt" officeooo:rsid="0017373b" officeooo:paragraph-rsid="0018e994" style:font-size-asian="11pt" style:font-size-complex="11pt"/>
    </style:style>
    <style:style style:name="P8" style:family="paragraph" style:parent-style-name="Standard">
      <loext:graphic-properties draw:fill="solid" draw:fill-color="#fff5ce"/>
      <style:paragraph-properties fo:break-before="page" fo:background-color="#fff5ce"/>
      <style:text-properties style:font-name="Arial1" fo:font-size="11pt" officeooo:rsid="0017373b" officeooo:paragraph-rsid="0018e994" style:font-size-asian="11pt" style:font-size-complex="11pt"/>
    </style:style>
    <style:style style:name="P9" style:family="paragraph" style:parent-style-name="Standard">
      <loext:graphic-properties draw:fill="solid" draw:fill-color="#fff5ce"/>
      <style:paragraph-properties fo:background-color="#fff5ce"/>
      <style:text-properties style:font-name="Arial1" fo:font-size="11pt" officeooo:rsid="0017373b" officeooo:paragraph-rsid="0017373b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EVOLUCIÓN DE ARTIGOS COMPRADOS</text:p>
      <text:p text:style-name="P3"/>
      <text:list text:style-name="L1">
        <text:list-item>
          <text:p text:style-name="P4">Devolución dun artigo id_artigo incluído nun pedido de número id_pedido</text:p>
        </text:list-item>
        <text:list-item>
          <text:p text:style-name="P4">Verificamos a exisentencia do pedido polo seu id_pedido</text:p>
        </text:list-item>
        <text:list-item>
          <text:p text:style-name="P4">Verificamos a existencia do artigo id_artigo dentro do pedido id_pedido</text:p>
        </text:list-item>
        <text:list-item>
          <text:p text:style-name="P4">Verificamos a existencia do artigo id_artigo na tabela de artigos</text:p>
        </text:list-item>
        <text:list-item>
          <text:p text:style-name="P5">Sumar a cantidade de artigos que se retornan ao stock.</text:p>
        </text:list-item>
        <text:list-item>
          <text:p text:style-name="P4">Anotamos o reemboloso do importe cobrado ao cliente id_cliente polo artigo indicado no pedido.</text:p>
        </text:list-item>
      </text:list>
      <text:p text:style-name="P2"/>
      <text:p text:style-name="P6"/>
      <text:p text:style-name="P7">-- =====================================================<text:line-break/>-- DDL SIMPLES PARA DEVOLUCIÓN ARTIGO<text:line-break/>-- =====================================================<text:line-break/><text:line-break/>CREATE DATABASE IF NOT EXISTS tenda_devolucions;<text:line-break/>USE tenda_devolucions;<text:line-break/><text:line-break/>-- 1. CLIENTES (Saldos)<text:line-break/>CREATE TABLE clientes (<text:line-break/> <text:s text:c="3"/>id INT PRIMARY KEY AUTO_INCREMENT,<text:line-break/> <text:s text:c="3"/>nome VARCHAR(100) NOT NULL,<text:line-break/> <text:s text:c="3"/>email VARCHAR(100),<text:line-break/> <text:s text:c="3"/>saldo DECIMAL(10,2) DEFAULT 0.00,<text:line-break/> <text:s text:c="3"/>CONSTRAINT chk_saldo CHECK (saldo &gt;= 0)<text:line-break/>);<text:line-break/><text:line-break/>-- 2. ARTIGOS (Stock)<text:line-break/>CREATE TABLE artigos (<text:line-break/> <text:s text:c="3"/>id INT PRIMARY KEY AUTO_INCREMENT,<text:line-break/> <text:s text:c="3"/>nome VARCHAR(100) NOT NULL,<text:line-break/> <text:s text:c="3"/>prezo DECIMAL(10,2) NOT NULL,<text:line-break/> <text:s text:c="3"/>stock INT DEFAULT 0,<text:line-break/> <text:s text:c="3"/>CONSTRAINT chk_prezo CHECK (prezo &gt; 0),<text:line-break/> <text:s text:c="3"/>CONSTRAINT chk_stock CHECK (stock &gt;= 0),<text:line-break/> <text:s text:c="3"/>INDEX idx_stock (stock)<text:line-break/>);<text:line-break/><text:line-break/>-- 3. PEDIDOS<text:line-break/>CREATE TABLE pedidos (<text:line-break/> <text:s text:c="3"/>id INT PRIMARY KEY AUTO_INCREMENT,<text:line-break/> <text:s text:c="3"/>cliente_id INT NOT NULL,<text:line-break/> <text:s text:c="3"/>data_compra DATE NOT NULL,<text:line-break/> <text:s text:c="3"/>estado ENUM('PENDENTE', 'PAGADO', 'ENTREGADO', 'DEVOLTO') DEFAULT 'PENDENTE',<text:line-break/> <text:s text:c="3"/>total DECIMAL(10,2) NOT NULL,<text:line-break/> <text:s text:c="3"/>FOREIGN KEY (cliente_id) REFERENCES clientes(id),<text:line-break/> <text:s text:c="3"/>INDEX idx_estado (estado),<text:line-break/> <text:s text:c="3"/>INDEX idx_data (data_compra)<text:line-break/>);<text:line-break/><text:line-break/>-- 4. LIÑAS_PEDIDO (Detalles)<text:line-break/>CREATE TABLE liñas_pedido (<text:line-break/> <text:s text:c="3"/>id INT PRIMARY KEY AUTO_INCREMENT,<text:line-break/> <text:s text:c="3"/>pedido_id INT NOT NULL,<text:line-break/> <text:s text:c="3"/>artigo_id INT NOT NULL,<text:line-break/> <text:s text:c="3"/>cantidade INT NOT NULL,<text:line-break/> <text:s text:c="3"/>prezo_unitario DECIMAL(10,2) NOT NULL,<text:line-break/> <text:s text:c="3"/>FOREIGN KEY (pedido_id) REFERENCES pedidos(id) ON DELETE CASCADE,<text:line-break/> <text:s text:c="3"/>FOREIGN KEY (artigo_id) REFERENCES artigos(id),<text:line-break/> <text:s text:c="3"/>CONSTRAINT chk_cantidade CHECK (cantidade &gt; 0)<text:line-break/>);<text:line-break/></text:p>
      <text:p text:style-name="P8"><text:line-break/>-- =====================================================<text:line-break/>-- DATOS DE PROBA<text:line-break/>-- =====================================================<text:line-break/><text:line-break/>-- Clientes<text:line-break/>INSERT INTO clientes (nome, email, saldo) VALUES<text:line-break/>('Ana Martínez', 'ana@email.com', 100.00),<text:line-break/>('Pedro González', 'pedro@email.com', 500.00);<text:line-break/><text:line-break/>-- Artigos<text:line-break/>INSERT INTO artigos (nome, prezo, stock) VALUES<text:line-break/>('Camiseta Nike', 25.99, 48),<text:line-break/>('Zapatillas Adidas', 89.99, 20),<text:line-break/>('Pantalón Levi´s', 59.99, 15);<text:line-break/><text:line-break/>-- Pedido de proba (ID=1)<text:line-break/>INSERT INTO pedidos (cliente_id, data_compra, estado, total) VALUES<text:line-break/>(1, '2024-01-15', 'ENTREGADO', 51.98);<text:line-break/><text:line-break/>-- Liñas do pedido #1 (2 camisetas)<text:line-break/>INSERT INTO liñas_pedido (pedido_id, artigo_id, cantidade, prezo_unitario) VALUES<text:line-break/>(1, 1, 2, 25.99);<text:line-break/><text:line-break/>-- =====================================================<text:line-break/>-- CONSULTA PARA VER ESTADO<text:line-break/>-- =====================================================<text:line-break/>SELECT <text:line-break/> <text:s text:c="3"/>p.id as pedido_id,<text:line-break/> <text:s text:c="3"/>c.nome as cliente,<text:line-break/> <text:s text:c="3"/>p.estado,<text:line-break/> <text:s text:c="3"/>p.total,<text:line-break/> <text:s text:c="3"/>a.nome as artigo,<text:line-break/> <text:s text:c="3"/>lp.cantidade,<text:line-break/> <text:s text:c="3"/>a.stock,<text:line-break/> <text:s text:c="3"/>c.saldo<text:line-break/>FROM pedidos p<text:line-break/>JOIN clientes c ON p.cliente_id = c.id<text:line-break/>JOIN liñas_pedido lp ON p.id = lp.pedido_id<text:line-break/>JOIN artigos a ON lp.artigo_id = a.id<text:line-break/>WHERE p.id = 1;</text:p>
      <text:p text:style-name="P9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8:54:25.122035500</meta:creation-date>
    <dc:date>2025-10-20T20:14:08.511637300</dc:date>
    <meta:editing-duration>PT1H5M18S</meta:editing-duration>
    <meta:editing-cycles>6</meta:editing-cycles>
    <meta:generator>LibreOffice/25.2.5.2$Windows_X86_64 LibreOffice_project/03d19516eb2e1dd5d4ccd751a0d6f35f35e08022</meta:generator>
    <meta:print-date>2025-10-20T19:45:14.103235900</meta:print-date>
    <meta:printed-by>Archivos PDF</meta:printed-by>
    <meta:document-statistic meta:table-count="0" meta:image-count="0" meta:object-count="0" meta:page-count="3" meta:paragraph-count="9" meta:word-count="387" meta:character-count="3130" meta:non-whitespace-character-count="2601"/>
  </office:meta>
</office:document-meta>
</file>